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 fo:wrap-option="wrap" fo:background-color="transparent"/>
    </style:style>
    <style:style style:name="ce10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5.34583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2.14437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ANDDA libraries currently unable to supply books on interlibrary loan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Library Name</text:p>
          </table:table-cell>
          <table:table-cell office:value-type="string" table:style-name="ce5">
            <text:p>Code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Airedale NFT - Knowledge &amp; Library Services</text:p>
          </table:table-cell>
          <table:table-cell office:value-type="string" table:style-name="ce7">
            <text:p>N-AIR</text:p>
          </table:table-cell>
          <table:table-cell office:value-type="string" table:style-name="ce8">
            <text:p>N.B. able to supply to Bradford Royal Infirmary and Lynfield Mount only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Bridgewater Community Healthcare NFT - Library</text:p>
          </table:table-cell>
          <table:table-cell office:value-type="string" table:style-name="ce7">
            <text:p>N-BCH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Cheshire &amp; Wirral Partnership NFT - Knowledge &amp; Library Service</text:p>
          </table:table-cell>
          <table:table-cell office:value-type="string" table:style-name="ce7">
            <text:p>N-CWP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Leeds &amp; York Partnership NHS Foundation Trust, Mental Health Library, The Mount</text:p>
          </table:table-cell>
          <table:table-cell office:value-type="string" table:style-name="ce7">
            <text:p>N-LMH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Leeds &amp; York Partnership NFT - Library &amp; Knowledge Service, St Mary's Hospital</text:p>
          </table:table-cell>
          <table:table-cell office:value-type="string" table:style-name="ce7">
            <text:p>N-PLD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Leeds Teaching Hospitals NT - NHS Staff Library, Wharfedale Hospital</text:p>
          </table:table-cell>
          <table:table-cell office:value-type="string" table:style-name="ce7">
            <text:p>N-WHA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Liverpool Heart &amp; Chest Hospital NFT - Library &amp; Knowledge Service</text:p>
          </table:table-cell>
          <table:table-cell office:value-type="string" table:style-name="ce7">
            <text:p>N-LHC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Liverpool Medical Institution</text:p>
          </table:table-cell>
          <table:table-cell office:value-type="string" table:style-name="ce7">
            <text:p>N-LMI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Mersey Care NFT - Ashworth Staff Library</text:p>
          </table:table-cell>
          <table:table-cell office:value-type="string" table:style-name="ce7">
            <text:p>N-MCA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Mersey Care NFT - Hollins Park Library</text:p>
          </table:table-cell>
          <table:table-cell office:value-type="string" table:style-name="ce7">
            <text:p>N-MCH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Mersey Care NFT - Rathbone Library</text:p>
          </table:table-cell>
          <table:table-cell office:value-type="string" table:style-name="ce7">
            <text:p>N-MCR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Newcastle Hospitals NFT – Freeman Library</text:p>
          </table:table-cell>
          <table:table-cell office:value-type="string" table:style-name="ce7">
            <text:p>N-FRE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Sheffield Children's Hospital NFT - Illingworth Library</text:p>
          </table:table-cell>
          <table:table-cell office:value-type="string" table:style-name="ce7">
            <text:p>N-SCH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South Tees Hospitals NFT - Friarage Hospital Library<text:s/></text:p>
          </table:table-cell>
          <table:table-cell office:value-type="string" table:style-name="ce7">
            <text:p>N-FRI</text:p>
          </table:table-cell>
          <table:table-cell office:value-type="string" table:style-name="ce6">
            <text:p>Open but with limited staffing. Delays in supply are likely.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St Oswald's Hospice</text:p>
          </table:table-cell>
          <table:table-cell office:value-type="string" table:style-name="ce9">
            <text:p>N-S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7">
            <text:p>Tees, Esk and Wear Valleys NFT - Cross Lane - Library &amp; Information Service</text:p>
          </table:table-cell>
          <table:table-cell office:value-type="string" table:style-name="ce9">
            <text:p>N-CRO</text:p>
          </table:table-cell>
          <table:table-cell office:value-type="string" table:style-name="ce7">
            <text:p>The other sites at Roseberry Park (N-ROS), Lanchester Road (N-LAN), and West Park (N-WES) can supply. <text:s/>Any books currently on loan can be posted to Roseberry Park (N-ROS)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Wrightington, Wigan &amp; Leigh NFT - Trust Library, Wrightington</text:p>
          </table:table-cell>
          <table:table-cell office:value-type="string" table:style-name="ce7">
            <text:p>N-WRI</text:p>
          </table:table-cell>
          <table:table-cell table:style-name="ce6"/>
          <table:table-cell table:number-columns-repeated="16381"/>
        </table:table-row>
        <table:table-row table:style-name="ro2">
          <table:table-cell table:number-columns-repeated="2" table:style-name="ce7"/>
          <table:table-cell table:style-name="ce6"/>
          <table:table-cell table:number-columns-repeated="16381"/>
        </table:table-row>
        <table:table-row table:style-name="ro1">
          <table:table-cell office:value-type="string" table:style-name="ce10">
            <text:p>PANDDA libraries supplying book ILLs within PANDDA network but not to other INC libraries</text:p>
          </table:table-cell>
          <table:table-cell table:style-name="ce7"/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Bradford District Care Trust Library</text:p>
          </table:table-cell>
          <table:table-cell office:value-type="string" table:style-name="ce7">
            <text:p>N-BCT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Cheshire &amp; Wirral Partnership NFT - Knowledge &amp; Library Service</text:p>
          </table:table-cell>
          <table:table-cell office:value-type="string" table:style-name="ce7">
            <text:p>N-CWP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7">
            <text:p>Cumbria, Northumberland, Tyne &amp; Wear NFT - St. Nicholas Library, also includes Hopewood Park, St George’s Park and Walkergate Park libraries</text:p>
          </table:table-cell>
          <table:table-cell office:value-type="string" table:style-name="ce7">
            <text:p>N-NTW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7">
            <text:p>Northumbria Healthcare NFT - Library &amp; Knowledge Services - Hexham, Wansbeck, North Tyneside and Northumbria Specialist Emergency Care Hospital (NSECH)</text:p>
          </table:table-cell>
          <table:table-cell office:value-type="string" table:style-name="ce7">
            <text:p>N-HEX and N-ASH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9">
            <text:p>South Tyneside and Sunderland NFT - Education Centre Library</text:p>
          </table:table-cell>
          <table:table-cell office:value-type="string" table:style-name="ce9">
            <text:p>N-SSH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9">
            <text:p>South Tyneside and Sunderland NFT - Library. Education Centre</text:p>
          </table:table-cell>
          <table:table-cell office:value-type="string" table:style-name="ce9">
            <text:p>N-SUN</text:p>
          </table:table-cell>
          <table:table-cell table:style-name="ce6"/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4"/>
          <table:table-cell table:number-columns-repeated="16382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4:Sheet1.B1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3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Steele Sue (RW6) PAHNT</meta:initial-creator>
    <dc:creator>Richard Bridgen</dc:creator>
    <meta:creation-date>2020-08-03T11:06:23Z</meta:creation-date>
    <dc:date>2022-06-15T09:08:18Z</dc:date>
  </office:meta>
</office:document-meta>
</file>